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1c1ba" officeooo:paragraph-rsid="0011c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..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5:05:04.411365916</meta:creation-date>
    <dc:date>2014-10-28T15:05:13.99030837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6.3$Linux_x86 LibreOffice_project/420m0$Build-3</meta:generator>
  </office:meta>
</office:document-meta>
</file>